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714531743372139800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498310385805007669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456030060358817865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868349124909230982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2690214129418023588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113174210138694761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814728152137354932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3312338227950856193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9140803722298267576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7470359869306696551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2921634601303743264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1T10:50:24.90</dc:date>
    <dc:creator>James Lombardi</dc:creator>
    <meta:editing-duration>PT10H38M30S</meta:editing-duration>
    <meta:editing-cycles>75</meta:editing-cycles>
    <meta:document-statistic meta:table-count="0" meta:image-count="0" meta:object-count="0" meta:page-count="8" meta:paragraph-count="273" meta:word-count="2399" meta:character-count="11757"/>
  </office:meta>
</office:document-meta>
</file>